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94.3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50.4pt"/>
    </style:style>
    <style:style style:name="co16" style:family="table-column">
      <style:table-column-properties fo:break-before="auto" style:column-width="75.91pt"/>
    </style:style>
    <style:style style:name="co17" style:family="table-column">
      <style:table-column-properties fo:break-before="auto" style:column-width="73.56pt"/>
    </style:style>
    <style:style style:name="co18" style:family="table-column">
      <style:table-column-properties fo:break-before="auto" style:column-width="90.54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28.3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121"/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nbench_lab10_50runs_3_5Ghz" table:style-name="ta1">
        <table:shapes>
          <draw:frame draw:z-index="0" draw:style-name="gr1" draw:text-style-name="P1" svg:width="842pt" svg:height="374.06pt" svg:x="109.33pt" svg:y="213.34pt">
            <draw:object draw:notify-on-update-of-ranges="benchmark_nbench_lab10_50runs_3_5Ghz.B11:benchmark_nbench_lab10_50runs_3_5Ghz.K11 benchmark_nbench_lab10_50runs_3_5Ghz.A12:benchmark_nbench_lab10_50runs_3_5Ghz.A12 benchmark_nbench_lab10_50runs_3_5Ghz.B12:benchmark_nbench_lab10_50runs_3_5Ghz.K12 benchmark_nbench_lab10_50runs_3_5Ghz.A13:benchmark_nbench_lab10_50runs_3_5Ghz.A13 benchmark_nbench_lab10_50runs_3_5Ghz.B13:benchmark_nbench_lab10_50runs_3_5Ghz.K13 benchmark_nbench_lab10_50runs_3_5Ghz.A14:benchmark_nbench_lab10_50runs_3_5Ghz.A14 benchmark_nbench_lab10_50runs_3_5Ghz.B14:benchmark_nbench_lab10_50runs_3_5Ghz.K14 benchmark_nbench_lab10_50runs_3_5Ghz.A15:benchmark_nbench_lab10_50runs_3_5Ghz.A15 benchmark_nbench_lab10_50runs_3_5Ghz.B15:benchmark_nbench_lab10_50runs_3_5Ghz.K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ERIC SORT</text:p>
          </table:table-cell>
          <table:table-cell office:value-type="string" calcext:value-type="string">
            <text:p>NUMERIC SORT SD</text:p>
          </table:table-cell>
          <table:table-cell office:value-type="string" calcext:value-type="string">
            <text:p>STRING SORT</text:p>
          </table:table-cell>
          <table:table-cell office:value-type="string" calcext:value-type="string">
            <text:p>STRING SORT SD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BITFIELD SD</text:p>
          </table:table-cell>
          <table:table-cell office:value-type="string" calcext:value-type="string">
            <text:p>FP EMULATION</text:p>
          </table:table-cell>
          <table:table-cell office:value-type="string" calcext:value-type="string">
            <text:p>FP EMULATION SD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FOURIER SD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SIGNMENT SD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IDEA SD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HUFFMAN SD</text:p>
          </table:table-cell>
          <table:table-cell office:value-type="string" calcext:value-type="string">
            <text:p>NEURAL NET</text:p>
          </table:table-cell>
          <table:table-cell office:value-type="string" calcext:value-type="string">
            <text:p>NEURAL NET SD</text:p>
          </table:table-cell>
          <table:table-cell office:value-type="string" calcext:value-type="string">
            <text:p>LU DECOMPOSITION</text:p>
          </table:table-cell>
          <table:table-cell office:value-type="string" calcext:value-type="string">
            <text:p>LU DECOMPOSITION SD</text:p>
          </table:table-cell>
        </table:table-row>
        <table:table-row table:style-name="ro1">
          <table:table-cell office:value-type="string" calcext:value-type="string">
            <text:p>clang-gs</text:p>
          </table:table-cell>
          <table:table-cell office:value-type="float" office:value="1580.01839" calcext:value-type="float">
            <text:p>1580.01839</text:p>
          </table:table-cell>
          <table:table-cell office:value-type="float" office:value="0.05201" calcext:value-type="float">
            <text:p>0.05201</text:p>
          </table:table-cell>
          <table:table-cell office:value-type="float" office:value="151.81887" calcext:value-type="float">
            <text:p>151.81887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686246984.07705" calcext:value-type="float">
            <text:p>686246984.07705</text:p>
          </table:table-cell>
          <table:table-cell office:value-type="float" office:value="265450.33599" calcext:value-type="float">
            <text:p>265450.33599</text:p>
          </table:table-cell>
          <table:table-cell office:value-type="float" office:value="49.3963" calcext:value-type="float">
            <text:p>49.3963</text:p>
          </table:table-cell>
          <table:table-cell office:value-type="float" office:value="0.013" calcext:value-type="float">
            <text:p>0.013</text:p>
          </table:table-cell>
          <table:table-cell office:value-type="float" office:value="36770.54352" calcext:value-type="float">
            <text:p>36770.54352</text:p>
          </table:table-cell>
          <table:table-cell office:value-type="float" office:value="57.62326" calcext:value-type="float">
            <text:p>57.62326</text:p>
          </table:table-cell>
          <table:table-cell office:value-type="float" office:value="88.50749" calcext:value-type="float">
            <text:p>88.50749</text:p>
          </table:table-cell>
          <table:table-cell office:value-type="float" office:value="0.0067" calcext:value-type="float">
            <text:p>0.0067</text:p>
          </table:table-cell>
          <table:table-cell office:value-type="float" office:value="14338.10931" calcext:value-type="float">
            <text:p>14338.10931</text:p>
          </table:table-cell>
          <table:table-cell office:value-type="float" office:value="37.90067" calcext:value-type="float">
            <text:p>37.90067</text:p>
          </table:table-cell>
          <table:table-cell office:value-type="float" office:value="4703.21916" calcext:value-type="float">
            <text:p>4703.21916</text:p>
          </table:table-cell>
          <table:table-cell office:value-type="float" office:value="4.53251" calcext:value-type="float">
            <text:p>4.53251</text:p>
          </table:table-cell>
          <table:table-cell office:value-type="float" office:value="134.2448" calcext:value-type="float">
            <text:p>134.2448</text:p>
          </table:table-cell>
          <table:table-cell office:value-type="float" office:value="0.3396" calcext:value-type="float">
            <text:p>0.3396</text:p>
          </table:table-cell>
          <table:table-cell office:value-type="float" office:value="2268.05359" calcext:value-type="float">
            <text:p>2268.05359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 office:value-type="string" calcext:value-type="string">
            <text:p>clang-lvi-cfi</text:p>
          </table:table-cell>
          <table:table-cell office:value-type="float" office:value="1587.18568" calcext:value-type="float">
            <text:p>1587.1856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151.25197" calcext:value-type="float">
            <text:p>151.25197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695104913.03052" calcext:value-type="float">
            <text:p>695104913.03052</text:p>
          </table:table-cell>
          <table:table-cell office:value-type="float" office:value="452202.75157" calcext:value-type="float">
            <text:p>452202.75157</text:p>
          </table:table-cell>
          <table:table-cell office:value-type="float" office:value="43.72032" calcext:value-type="float">
            <text:p>43.72032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24841.06739" calcext:value-type="float">
            <text:p>24841.06739</text:p>
          </table:table-cell>
          <table:table-cell office:value-type="float" office:value="17.67707" calcext:value-type="float">
            <text:p>17.67707</text:p>
          </table:table-cell>
          <table:table-cell office:value-type="float" office:value="88.73661" calcext:value-type="float">
            <text:p>88.73661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12970.83838" calcext:value-type="float">
            <text:p>12970.83838</text:p>
          </table:table-cell>
          <table:table-cell office:value-type="float" office:value="19.0999" calcext:value-type="float">
            <text:p>19.0999</text:p>
          </table:table-cell>
          <table:table-cell office:value-type="float" office:value="5132.11032" calcext:value-type="float">
            <text:p>5132.11032</text:p>
          </table:table-cell>
          <table:table-cell office:value-type="float" office:value="1.87427" calcext:value-type="float">
            <text:p>1.87427</text:p>
          </table:table-cell>
          <table:table-cell office:value-type="float" office:value="87.19075" calcext:value-type="float">
            <text:p>87.1907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1769.79537" calcext:value-type="float">
            <text:p>1769.79537</text:p>
          </table:table-cell>
          <table:table-cell office:value-type="float" office:value="0.59474" calcext:value-type="float">
            <text:p>0.59474</text:p>
          </table:table-cell>
        </table:table-row>
        <table:table-row table:style-name="ro1">
          <table:table-cell office:value-type="string" calcext:value-type="string">
            <text:p>clang-lvi-opt</text:p>
          </table:table-cell>
          <table:table-cell office:value-type="float" office:value="697.83768" calcext:value-type="float">
            <text:p>697.83768</text:p>
          </table:table-cell>
          <table:table-cell office:value-type="float" office:value="0.0134" calcext:value-type="float">
            <text:p>0.0134</text:p>
          </table:table-cell>
          <table:table-cell office:value-type="float" office:value="146.39814" calcext:value-type="float">
            <text:p>146.39814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692248617.09037" calcext:value-type="float">
            <text:p>692248617.09037</text:p>
          </table:table-cell>
          <table:table-cell office:value-type="float" office:value="1174010.67822" calcext:value-type="float">
            <text:p>1174010.67822</text:p>
          </table:table-cell>
          <table:table-cell office:value-type="float" office:value="4.95088" calcext:value-type="float">
            <text:p>4.9508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9913.15259" calcext:value-type="float">
            <text:p>19913.15259</text:p>
          </table:table-cell>
          <table:table-cell office:value-type="float" office:value="2.74192" calcext:value-type="float">
            <text:p>2.74192</text:p>
          </table:table-cell>
          <table:table-cell office:value-type="float" office:value="11.64203" calcext:value-type="float">
            <text:p>11.6420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4851.67324" calcext:value-type="float">
            <text:p>4851.67324</text:p>
          </table:table-cell>
          <table:table-cell office:value-type="float" office:value="1.95117" calcext:value-type="float">
            <text:p>1.95117</text:p>
          </table:table-cell>
          <table:table-cell office:value-type="float" office:value="1274.35722" calcext:value-type="float">
            <text:p>1274.35722</text:p>
          </table:table-cell>
          <table:table-cell office:value-type="float" office:value="0.12373" calcext:value-type="float">
            <text:p>0.12373</text:p>
          </table:table-cell>
          <table:table-cell office:value-type="float" office:value="80.10416" calcext:value-type="float">
            <text:p>80.10416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1250.68821" calcext:value-type="float">
            <text:p>1250.68821</text:p>
          </table:table-cell>
          <table:table-cell office:value-type="float" office:value="0.15866" calcext:value-type="float">
            <text:p>0.15866</text:p>
          </table:table-cell>
        </table:table-row>
        <table:table-row table:style-name="ro1">
          <table:table-cell office:value-type="string" calcext:value-type="string">
            <text:p>clang-lvi-full-seses</text:p>
          </table:table-cell>
          <table:table-cell office:value-type="float" office:value="221.69953" calcext:value-type="float">
            <text:p>221.69953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5.53115" calcext:value-type="float">
            <text:p>5.5311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03311362.47275" calcext:value-type="float">
            <text:p>103311362.47275</text:p>
          </table:table-cell>
          <table:table-cell office:value-type="float" office:value="1196.69383" calcext:value-type="float">
            <text:p>1196.69383</text:p>
          </table:table-cell>
          <table:table-cell office:value-type="float" office:value="4.96952" calcext:value-type="float">
            <text:p>4.96952</text:p>
          </table:table-cell>
          <table:table-cell office:value-type="float" office:value="0.00004" calcext:value-type="float">
            <text:p>4E-05</text:p>
          </table:table-cell>
          <table:table-cell office:value-type="float" office:value="7440.5817" calcext:value-type="float">
            <text:p>7440.5817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6.09736" calcext:value-type="float">
            <text:p>6.0973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520.72902" calcext:value-type="float">
            <text:p>1520.72902</text:p>
          </table:table-cell>
          <table:table-cell office:value-type="float" office:value="0.1217" calcext:value-type="float">
            <text:p>0.1217</text:p>
          </table:table-cell>
          <table:table-cell office:value-type="float" office:value="635.00905" calcext:value-type="float">
            <text:p>635.00905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9.33363" calcext:value-type="float">
            <text:p>9.33363</text:p>
          </table:table-cell>
          <table:table-cell office:value-type="float" office:value="0.00003" calcext:value-type="float">
            <text:p>3E-05</text:p>
          </table:table-cell>
          <table:table-cell office:value-type="float" office:value="201.31855" calcext:value-type="float">
            <text:p>201.31855</text:p>
          </table:table-cell>
          <table:table-cell office:value-type="float" office:value="0.05687" calcext:value-type="float">
            <text:p>0.0568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590.24842" calcext:value-type="float">
            <text:p>1590.24842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154.23889" calcext:value-type="float">
            <text:p>154.2388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689977694.29285" calcext:value-type="float">
            <text:p>689977694.29285</text:p>
          </table:table-cell>
          <table:table-cell office:value-type="float" office:value="606328.15744" calcext:value-type="float">
            <text:p>606328.15744</text:p>
          </table:table-cell>
          <table:table-cell office:value-type="float" office:value="65.77486" calcext:value-type="float">
            <text:p>65.77486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50146.45177" calcext:value-type="float">
            <text:p>50146.45177</text:p>
          </table:table-cell>
          <table:table-cell office:value-type="float" office:value="33.99066" calcext:value-type="float">
            <text:p>33.99066</text:p>
          </table:table-cell>
          <table:table-cell office:value-type="float" office:value="91.38081" calcext:value-type="float">
            <text:p>91.3808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16041.04732" calcext:value-type="float">
            <text:p>16041.04732</text:p>
          </table:table-cell>
          <table:table-cell office:value-type="float" office:value="24.0827" calcext:value-type="float">
            <text:p>24.0827</text:p>
          </table:table-cell>
          <table:table-cell office:value-type="float" office:value="5142.33054" calcext:value-type="float">
            <text:p>5142.33054</text:p>
          </table:table-cell>
          <table:table-cell office:value-type="float" office:value="1.63054" calcext:value-type="float">
            <text:p>1.63054</text:p>
          </table:table-cell>
          <table:table-cell office:value-type="float" office:value="146.3828" calcext:value-type="float">
            <text:p>146.3828</text:p>
          </table:table-cell>
          <table:table-cell office:value-type="float" office:value="0.21168" calcext:value-type="float">
            <text:p>0.21168</text:p>
          </table:table-cell>
          <table:table-cell office:value-type="float" office:value="2977.15104" calcext:value-type="float">
            <text:p>2977.15104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[.A1]" office:value-type="string" office:string-value="NAME" calcext:value-type="string">
            <text:p>NAME</text:p>
          </table:table-cell>
          <table:table-cell table:formula="of:=[.B1]" office:value-type="string" office:string-value="NUMERIC SORT" calcext:value-type="string">
            <text:p>NUMERIC SORT</text:p>
          </table:table-cell>
          <table:table-cell table:formula="of:=[.D1]" office:value-type="string" office:string-value="STRING SORT" calcext:value-type="string">
            <text:p>STRING SORT</text:p>
          </table:table-cell>
          <table:table-cell table:formula="of:=[.F1]" office:value-type="string" office:string-value="BITFIELD" calcext:value-type="string">
            <text:p>BITFIELD</text:p>
          </table:table-cell>
          <table:table-cell table:formula="of:=[.H1]" office:value-type="string" office:string-value="FP EMULATION" calcext:value-type="string">
            <text:p>FP EMULATION</text:p>
          </table:table-cell>
          <table:table-cell table:formula="of:=[.J1]" office:value-type="string" office:string-value="FOURIER" calcext:value-type="string">
            <text:p>FOURIER</text:p>
          </table:table-cell>
          <table:table-cell table:formula="of:=[.L1]" office:value-type="string" office:string-value="ASSIGNMENT" calcext:value-type="string">
            <text:p>ASSIGNMENT</text:p>
          </table:table-cell>
          <table:table-cell table:formula="of:=[.N1]" office:value-type="string" office:string-value="IDEA" calcext:value-type="string">
            <text:p>IDEA</text:p>
          </table:table-cell>
          <table:table-cell table:formula="of:=[.P1]" office:value-type="string" office:string-value="HUFFMAN" calcext:value-type="string">
            <text:p>HUFFMAN</text:p>
          </table:table-cell>
          <table:table-cell table:formula="of:=[.R1]" office:value-type="string" office:string-value="NEURAL NET" calcext:value-type="string">
            <text:p>NEURAL NET</text:p>
          </table:table-cell>
          <table:table-cell table:formula="of:=[.T1]" office:value-type="string" office:string-value="LU DECOMPOSITION" calcext:value-type="string">
            <text:p>LU DECOMPOSITION</text:p>
          </table:table-cell>
          <table:table-cell table:number-columns-repeated="10"/>
        </table:table-row>
        <table:table-row table:style-name="ro1">
          <table:table-cell table:formula="of:=[.A2]" office:value-type="string" office:string-value="clang-gs" calcext:value-type="string">
            <text:p>clang-gs</text:p>
          </table:table-cell>
          <table:table-cell table:style-name="ce2" table:formula="of:=([.B$7]/[.B2]-1)*100" office:value-type="float" office:value="0.647462717190273" calcext:value-type="float">
            <text:p>0.6475</text:p>
          </table:table-cell>
          <table:table-cell table:style-name="ce2" table:formula="of:=(([.D$7]/[.D2])-1)*100" office:value-type="float" office:value="1.59401792412235" calcext:value-type="float">
            <text:p>1.5940</text:p>
          </table:table-cell>
          <table:table-cell table:style-name="ce2" table:formula="of:=(([.F$7]/[.F2])-1)*100" office:value-type="float" office:value="0.543639579096666" calcext:value-type="float">
            <text:p>0.5436</text:p>
          </table:table-cell>
          <table:table-cell table:style-name="ce2" table:formula="of:=(([.H$7]/[.H2])-1)*100" office:value-type="float" office:value="33.1574632108073" calcext:value-type="float">
            <text:p>33.1575</text:p>
          </table:table-cell>
          <table:table-cell table:style-name="ce2" table:formula="of:=(([.J$7]/[.J2])-1)*100" office:value-type="float" office:value="36.3766944122669" calcext:value-type="float">
            <text:p>36.3767</text:p>
          </table:table-cell>
          <table:table-cell table:style-name="ce2" table:formula="of:=(([.L$7]/[.L2])-1)*100" office:value-type="float" office:value="3.24641451248928" calcext:value-type="float">
            <text:p>3.2464</text:p>
          </table:table-cell>
          <table:table-cell table:style-name="ce2" table:formula="of:=(([.N$7]/[.N2])-1)*100" office:value-type="float" office:value="11.877005351133" calcext:value-type="float">
            <text:p>11.8770</text:p>
          </table:table-cell>
          <table:table-cell table:style-name="ce2" table:formula="of:=(([.P$7]/[.P2])-1)*100" office:value-type="float" office:value="9.33640056016443" calcext:value-type="float">
            <text:p>9.3364</text:p>
          </table:table-cell>
          <table:table-cell table:style-name="ce2" table:formula="of:=(([.R$7]/[.R2])-1)*100" office:value-type="float" office:value="9.04169100032179" calcext:value-type="float">
            <text:p>9.0417</text:p>
          </table:table-cell>
          <table:table-cell table:style-name="ce2" table:formula="of:=(([.T$7]/[.T2])-1)*100" office:value-type="float" office:value="31.2645809220055" calcext:value-type="float">
            <text:p>31.2646</text:p>
          </table:table-cell>
          <table:table-cell table:number-columns-repeated="10"/>
        </table:table-row>
        <table:table-row table:style-name="ro1">
          <table:table-cell table:formula="of:=[.A3]" office:value-type="string" office:string-value="clang-lvi-cfi" calcext:value-type="string">
            <text:p>clang-lvi-cfi</text:p>
          </table:table-cell>
          <table:table-cell table:style-name="ce2" table:formula="of:=([.B$7]/[.B3]-1)*100" office:value-type="float" office:value="0.192966710737963" calcext:value-type="float">
            <text:p>0.1930</text:p>
          </table:table-cell>
          <table:table-cell table:style-name="ce2" table:formula="of:=(([.D$7]/[.D3])-1)*100" office:value-type="float" office:value="1.97479741916751" calcext:value-type="float">
            <text:p>1.9748</text:p>
          </table:table-cell>
          <table:table-cell table:style-name="ce2" table:formula="of:=(([.F$7]/[.F3])-1)*100" office:value-type="float" office:value="-0.737617968389304" calcext:value-type="float">
            <text:p>-0.7376</text:p>
          </table:table-cell>
          <table:table-cell table:style-name="ce2" table:formula="of:=(([.H$7]/[.H3])-1)*100" office:value-type="float" office:value="50.444598758655" calcext:value-type="float">
            <text:p>50.4446</text:p>
          </table:table-cell>
          <table:table-cell table:style-name="ce2" table:formula="of:=(([.J$7]/[.J3])-1)*100" office:value-type="float" office:value="101.869150720097" calcext:value-type="float">
            <text:p>101.8692</text:p>
          </table:table-cell>
          <table:table-cell table:style-name="ce2" table:formula="of:=(([.L$7]/[.L3])-1)*100" office:value-type="float" office:value="2.97982985827383" calcext:value-type="float">
            <text:p>2.9798</text:p>
          </table:table-cell>
          <table:table-cell table:style-name="ce2" table:formula="of:=(([.N$7]/[.N3])-1)*100" office:value-type="float" office:value="23.6700886253738" calcext:value-type="float">
            <text:p>23.6701</text:p>
          </table:table-cell>
          <table:table-cell table:style-name="ce2" table:formula="of:=(([.P$7]/[.P3])-1)*100" office:value-type="float" office:value="0.199142640409966" calcext:value-type="float">
            <text:p>0.1991</text:p>
          </table:table-cell>
          <table:table-cell table:style-name="ce2" table:formula="of:=(([.R$7]/[.R3])-1)*100" office:value-type="float" office:value="67.8879927056483" calcext:value-type="float">
            <text:p>67.8880</text:p>
          </table:table-cell>
          <table:table-cell table:style-name="ce2" table:formula="of:=(([.T$7]/[.T3])-1)*100" office:value-type="float" office:value="68.2200716798124" calcext:value-type="float">
            <text:p>68.2201</text:p>
          </table:table-cell>
          <table:table-cell table:number-columns-repeated="10"/>
        </table:table-row>
        <table:table-row table:style-name="ro1">
          <table:table-cell table:formula="of:=[.A4]" office:value-type="string" office:string-value="clang-lvi-opt" calcext:value-type="string">
            <text:p>clang-lvi-opt</text:p>
          </table:table-cell>
          <table:table-cell table:style-name="ce2" table:formula="of:=(([.B$7]/[.B4])-1)*100" office:value-type="float" office:value="127.88228058995" calcext:value-type="float">
            <text:p>127.8823</text:p>
          </table:table-cell>
          <table:table-cell table:style-name="ce2" table:formula="of:=(([.D$7]/[.D4])-1)*100" office:value-type="float" office:value="5.3557715965517" calcext:value-type="float">
            <text:p>5.3558</text:p>
          </table:table-cell>
          <table:table-cell table:style-name="ce2" table:formula="of:=(([.F$7]/[.F4])-1)*100" office:value-type="float" office:value="-0.328050174670635" calcext:value-type="float">
            <text:p>-0.3281</text:p>
          </table:table-cell>
          <table:table-cell table:style-name="ce2" table:formula="of:=(([.H$7]/[.H4])-1)*100" office:value-type="float" office:value="1228.54886404033" calcext:value-type="float">
            <text:p>1228.5489</text:p>
          </table:table-cell>
          <table:table-cell table:style-name="ce2" table:formula="of:=(([.J$7]/[.J4])-1)*100" office:value-type="float" office:value="151.825779686852" calcext:value-type="float">
            <text:p>151.8258</text:p>
          </table:table-cell>
          <table:table-cell table:style-name="ce2" table:formula="of:=(([.L$7]/[.L4])-1)*100" office:value-type="float" office:value="684.921615903756" calcext:value-type="float">
            <text:p>684.9216</text:p>
          </table:table-cell>
          <table:table-cell table:style-name="ce2" table:formula="of:=(([.N$7]/[.N4])-1)*100" office:value-type="float" office:value="230.629177326872" calcext:value-type="float">
            <text:p>230.6292</text:p>
          </table:table-cell>
          <table:table-cell table:style-name="ce2" table:formula="of:=(([.P$7]/[.P4])-1)*100" office:value-type="float" office:value="303.523475152438" calcext:value-type="float">
            <text:p>303.5235</text:p>
          </table:table-cell>
          <table:table-cell table:style-name="ce2" table:formula="of:=(([.R$7]/[.R4])-1)*100" office:value-type="float" office:value="82.7405717755483" calcext:value-type="float">
            <text:p>82.7406</text:p>
          </table:table-cell>
          <table:table-cell table:style-name="ce2" table:formula="of:=(([.T$7]/[.T4])-1)*100" office:value-type="float" office:value="138.041025428712" calcext:value-type="float">
            <text:p>138.0410</text:p>
          </table:table-cell>
          <table:table-cell table:number-columns-repeated="10"/>
        </table:table-row>
        <table:table-row table:style-name="ro1">
          <table:table-cell table:formula="of:=[.A5]" office:value-type="string" office:string-value="clang-lvi-full-seses" calcext:value-type="string">
            <text:p>clang-lvi-full-seses</text:p>
          </table:table-cell>
          <table:table-cell table:style-name="ce2" table:formula="of:=(([.B$7]/[.B5])-1)*100" office:value-type="float" office:value="617.298958640102" calcext:value-type="float">
            <text:p>617.2990</text:p>
          </table:table-cell>
          <table:table-cell table:style-name="ce2" table:formula="of:=(([.D$7]/[.D5])-1)*100" office:value-type="float" office:value="2688.55012068015" calcext:value-type="float">
            <text:p>2688.5501</text:p>
          </table:table-cell>
          <table:table-cell table:style-name="ce2" table:formula="of:=(([.F$7]/[.F5])-1)*100" office:value-type="float" office:value="567.862351031178" calcext:value-type="float">
            <text:p>567.8624</text:p>
          </table:table-cell>
          <table:table-cell table:style-name="ce2" table:formula="of:=(([.H$7]/[.H5])-1)*100" office:value-type="float" office:value="1223.56565624044" calcext:value-type="float">
            <text:p>1223.5657</text:p>
          </table:table-cell>
          <table:table-cell table:style-name="ce2" table:formula="of:=(([.J$7]/[.J5])-1)*100" office:value-type="float" office:value="573.958754730158" calcext:value-type="float">
            <text:p>573.9588</text:p>
          </table:table-cell>
          <table:table-cell table:style-name="ce2" table:formula="of:=(([.L$7]/[.L5])-1)*100" office:value-type="float" office:value="1398.69468097669" calcext:value-type="float">
            <text:p>1398.6947</text:p>
          </table:table-cell>
          <table:table-cell table:style-name="ce2" table:formula="of:=(([.N$7]/[.N5])-1)*100" office:value-type="float" office:value="954.826146475458" calcext:value-type="float">
            <text:p>954.8261</text:p>
          </table:table-cell>
          <table:table-cell table:style-name="ce2" table:formula="of:=(([.P$7]/[.P5])-1)*100" office:value-type="float" office:value="709.804291765606" calcext:value-type="float">
            <text:p>709.8043</text:p>
          </table:table-cell>
          <table:table-cell table:style-name="ce2" table:formula="of:=(([.R$7]/[.R5])-1)*100" office:value-type="float" office:value="1468.33729213607" calcext:value-type="float">
            <text:p>1468.3373</text:p>
          </table:table-cell>
          <table:table-cell table:style-name="ce2" table:formula="of:=(([.T$7]/[.T5])-1)*100" office:value-type="float" office:value="1378.82598995473" calcext:value-type="float">
            <text:p>1378.8260</text:p>
          </table:table-cell>
          <table:table-cell table:number-columns-repeated="10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table:number-columns-repeated="10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5:33:45.434556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2T16:47:04.902190798</dc:date>
    <meta:editing-duration>PT8H41M8S</meta:editing-duration>
    <meta:editing-cycles>14</meta:editing-cycles>
    <meta:generator>LibreOffice/6.0.7.3$Linux_X86_64 LibreOffice_project/00m0$Build-3</meta:generator>
    <meta:document-statistic meta:table-count="1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1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2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5cm" svg:height="13.197cm" xlink:href=".." xlink:type="simple" chart:class="chart:bar" chart:style-name="ch1">
        <chart:legend chart:legend-position="end" svg:x="25.999cm" svg:y="5.522cm" style:legend-expansion="high" chart:style-name="ch2"/>
        <chart:plot-area chart:style-name="ch3" table:cell-range-address="benchmark_nbench_lab10_50runs_3_5Ghz.A11:benchmark_nbench_lab10_50runs_3_5Ghz.K15" chart:data-source-has-labels="both" svg:x="0.594cm" svg:y="0.263cm" svg:width="24.811cm" svg:height="12.671cm">
          <chartooo:coordinate-region svg:x="2.49cm" svg:y="0.263cm" svg:width="22.915cm" svg:height="11.082cm"/>
          <chart:axis chart:dimension="x" chart:name="primary-x" chart:style-name="ch4" chartooo:axis-type="auto">
            <chartooo:date-scale/>
            <chart:categories table:cell-range-address="benchmark_nbench_lab10_50runs_3_5Ghz.B11:benchmark_nbench_lab10_50runs_3_5Ghz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nbench_lab10_50runs_3_5Ghz.B12:benchmark_nbench_lab10_50runs_3_5Ghz.K12" chart:label-cell-address="benchmark_nbench_lab10_50runs_3_5Ghz.A12:benchmark_nbench_lab10_50runs_3_5Ghz.A12" chart:class="chart:bar">
            <chart:data-point chart:repeated="10"/>
          </chart:series>
          <chart:series chart:style-name="ch8" chart:values-cell-range-address="benchmark_nbench_lab10_50runs_3_5Ghz.B13:benchmark_nbench_lab10_50runs_3_5Ghz.K13" chart:label-cell-address="benchmark_nbench_lab10_50runs_3_5Ghz.A13:benchmark_nbench_lab10_50runs_3_5Ghz.A13" chart:class="chart:bar">
            <chart:data-point chart:repeated="10"/>
          </chart:series>
          <chart:series chart:style-name="ch9" chart:values-cell-range-address="benchmark_nbench_lab10_50runs_3_5Ghz.B14:benchmark_nbench_lab10_50runs_3_5Ghz.K14" chart:label-cell-address="benchmark_nbench_lab10_50runs_3_5Ghz.A14:benchmark_nbench_lab10_50runs_3_5Ghz.A14" chart:class="chart:bar">
            <chart:data-point chart:repeated="10"/>
          </chart:series>
          <chart:series chart:style-name="ch10" chart:values-cell-range-address="benchmark_nbench_lab10_50runs_3_5Ghz.B15:benchmark_nbench_lab10_50runs_3_5Ghz.K15" chart:label-cell-address="benchmark_nbench_lab10_50runs_3_5Ghz.A15:benchmark_nbench_lab10_50runs_3_5Ghz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IC SORT</text:p>
                <draw:g>
                  <svg:desc>benchmark_nbench_lab10_50runs_3_5Ghz.B11:benchmark_nbench_lab10_50runs_3_5Ghz.K11</svg:desc>
                </draw:g>
              </table:table-cell>
              <table:table-cell office:value-type="string">
                <text:p>STRING SORT</text:p>
              </table:table-cell>
              <table:table-cell office:value-type="string">
                <text:p>BITFIELD</text:p>
              </table:table-cell>
              <table:table-cell office:value-type="string">
                <text:p>FP EMULATION</text:p>
              </table:table-cell>
              <table:table-cell office:value-type="string">
                <text:p>FOURIER</text:p>
              </table:table-cell>
              <table:table-cell office:value-type="string">
                <text:p>ASSIGNMENT</text:p>
              </table:table-cell>
              <table:table-cell office:value-type="string">
                <text:p>IDEA</text:p>
              </table:table-cell>
              <table:table-cell office:value-type="string">
                <text:p>HUFFMAN</text:p>
              </table:table-cell>
              <table:table-cell office:value-type="string">
                <text:p>NEURAL NET</text:p>
              </table:table-cell>
              <table:table-cell office:value-type="string">
                <text:p>LU DECOMPOSITION</text:p>
              </table:table-cell>
            </table:table-row>
          </table:table-header-rows>
          <table:table-rows>
            <table:table-row>
              <table:table-cell office:value-type="string">
                <text:p>clang-gs</text:p>
                <draw:g>
                  <svg:desc>benchmark_nbench_lab10_50runs_3_5Ghz.A12:benchmark_nbench_lab10_50runs_3_5Ghz.A12</svg:desc>
                </draw:g>
              </table:table-cell>
              <table:table-cell office:value-type="float" office:value="0.647462717190273">
                <text:p>0.647462717190273</text:p>
                <draw:g>
                  <svg:desc>benchmark_nbench_lab10_50runs_3_5Ghz.B12:benchmark_nbench_lab10_50runs_3_5Ghz.K12</svg:desc>
                </draw:g>
              </table:table-cell>
              <table:table-cell office:value-type="float" office:value="1.59401792412235">
                <text:p>1.59401792412235</text:p>
              </table:table-cell>
              <table:table-cell office:value-type="float" office:value="0.543639579096666">
                <text:p>0.543639579096666</text:p>
              </table:table-cell>
              <table:table-cell office:value-type="float" office:value="33.1574632108073">
                <text:p>33.1574632108073</text:p>
              </table:table-cell>
              <table:table-cell office:value-type="float" office:value="36.3766944122669">
                <text:p>36.3766944122669</text:p>
              </table:table-cell>
              <table:table-cell office:value-type="float" office:value="3.24641451248928">
                <text:p>3.24641451248928</text:p>
              </table:table-cell>
              <table:table-cell office:value-type="float" office:value="11.877005351133">
                <text:p>11.877005351133</text:p>
              </table:table-cell>
              <table:table-cell office:value-type="float" office:value="9.33640056016443">
                <text:p>9.33640056016443</text:p>
              </table:table-cell>
              <table:table-cell office:value-type="float" office:value="9.04169100032179">
                <text:p>9.04169100032179</text:p>
              </table:table-cell>
              <table:table-cell office:value-type="float" office:value="31.2645809220055">
                <text:p>31.2645809220055</text:p>
              </table:table-cell>
            </table:table-row>
            <table:table-row>
              <table:table-cell office:value-type="string">
                <text:p>clang-lvi-cfi</text:p>
                <draw:g>
                  <svg:desc>benchmark_nbench_lab10_50runs_3_5Ghz.A13:benchmark_nbench_lab10_50runs_3_5Ghz.A13</svg:desc>
                </draw:g>
              </table:table-cell>
              <table:table-cell office:value-type="float" office:value="0.192966710737963">
                <text:p>0.192966710737963</text:p>
                <draw:g>
                  <svg:desc>benchmark_nbench_lab10_50runs_3_5Ghz.B13:benchmark_nbench_lab10_50runs_3_5Ghz.K13</svg:desc>
                </draw:g>
              </table:table-cell>
              <table:table-cell office:value-type="float" office:value="1.97479741916751">
                <text:p>1.97479741916751</text:p>
              </table:table-cell>
              <table:table-cell office:value-type="float" office:value="-0.737617968389304">
                <text:p>-0.737617968389304</text:p>
              </table:table-cell>
              <table:table-cell office:value-type="float" office:value="50.444598758655">
                <text:p>50.444598758655</text:p>
              </table:table-cell>
              <table:table-cell office:value-type="float" office:value="101.869150720097">
                <text:p>101.869150720097</text:p>
              </table:table-cell>
              <table:table-cell office:value-type="float" office:value="2.97982985827383">
                <text:p>2.97982985827383</text:p>
              </table:table-cell>
              <table:table-cell office:value-type="float" office:value="23.6700886253738">
                <text:p>23.6700886253738</text:p>
              </table:table-cell>
              <table:table-cell office:value-type="float" office:value="0.199142640409966">
                <text:p>0.199142640409966</text:p>
              </table:table-cell>
              <table:table-cell office:value-type="float" office:value="67.8879927056483">
                <text:p>67.8879927056483</text:p>
              </table:table-cell>
              <table:table-cell office:value-type="float" office:value="68.2200716798124">
                <text:p>68.2200716798124</text:p>
              </table:table-cell>
            </table:table-row>
            <table:table-row>
              <table:table-cell office:value-type="string">
                <text:p>clang-lvi-opt</text:p>
                <draw:g>
                  <svg:desc>benchmark_nbench_lab10_50runs_3_5Ghz.A14:benchmark_nbench_lab10_50runs_3_5Ghz.A14</svg:desc>
                </draw:g>
              </table:table-cell>
              <table:table-cell office:value-type="float" office:value="127.88228058995">
                <text:p>127.88228058995</text:p>
                <draw:g>
                  <svg:desc>benchmark_nbench_lab10_50runs_3_5Ghz.B14:benchmark_nbench_lab10_50runs_3_5Ghz.K14</svg:desc>
                </draw:g>
              </table:table-cell>
              <table:table-cell office:value-type="float" office:value="5.3557715965517">
                <text:p>5.3557715965517</text:p>
              </table:table-cell>
              <table:table-cell office:value-type="float" office:value="-0.328050174670635">
                <text:p>-0.328050174670635</text:p>
              </table:table-cell>
              <table:table-cell office:value-type="float" office:value="1228.54886404033">
                <text:p>1228.54886404033</text:p>
              </table:table-cell>
              <table:table-cell office:value-type="float" office:value="151.825779686852">
                <text:p>151.825779686852</text:p>
              </table:table-cell>
              <table:table-cell office:value-type="float" office:value="684.921615903756">
                <text:p>684.921615903756</text:p>
              </table:table-cell>
              <table:table-cell office:value-type="float" office:value="230.629177326872">
                <text:p>230.629177326872</text:p>
              </table:table-cell>
              <table:table-cell office:value-type="float" office:value="303.523475152438">
                <text:p>303.523475152438</text:p>
              </table:table-cell>
              <table:table-cell office:value-type="float" office:value="82.7405717755483">
                <text:p>82.7405717755483</text:p>
              </table:table-cell>
              <table:table-cell office:value-type="float" office:value="138.041025428712">
                <text:p>138.041025428712</text:p>
              </table:table-cell>
            </table:table-row>
            <table:table-row>
              <table:table-cell office:value-type="string">
                <text:p>clang-lvi-full-seses</text:p>
                <draw:g>
                  <svg:desc>benchmark_nbench_lab10_50runs_3_5Ghz.A15:benchmark_nbench_lab10_50runs_3_5Ghz.A15</svg:desc>
                </draw:g>
              </table:table-cell>
              <table:table-cell office:value-type="float" office:value="617.298958640102">
                <text:p>617.298958640102</text:p>
                <draw:g>
                  <svg:desc>benchmark_nbench_lab10_50runs_3_5Ghz.B15:benchmark_nbench_lab10_50runs_3_5Ghz.K15</svg:desc>
                </draw:g>
              </table:table-cell>
              <table:table-cell office:value-type="float" office:value="2688.55012068015">
                <text:p>2688.55012068015</text:p>
              </table:table-cell>
              <table:table-cell office:value-type="float" office:value="567.862351031178">
                <text:p>567.862351031178</text:p>
              </table:table-cell>
              <table:table-cell office:value-type="float" office:value="1223.56565624044">
                <text:p>1223.56565624044</text:p>
              </table:table-cell>
              <table:table-cell office:value-type="float" office:value="573.958754730158">
                <text:p>573.958754730158</text:p>
              </table:table-cell>
              <table:table-cell office:value-type="float" office:value="1398.69468097669">
                <text:p>1398.69468097669</text:p>
              </table:table-cell>
              <table:table-cell office:value-type="float" office:value="954.826146475458">
                <text:p>954.826146475458</text:p>
              </table:table-cell>
              <table:table-cell office:value-type="float" office:value="709.804291765606">
                <text:p>709.804291765606</text:p>
              </table:table-cell>
              <table:table-cell office:value-type="float" office:value="1468.33729213607">
                <text:p>1468.33729213607</text:p>
              </table:table-cell>
              <table:table-cell office:value-type="float" office:value="1378.82598995473">
                <text:p>1378.82598995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